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lientConfig.FTPClien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getDefaultDateFormat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setLenientFutureDates( boolean lenientFuture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setRecentDateFormatStr( String recentDateFormat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splitShortMonthString( String shortmonth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TPClientConfig.FTPClientConfig( String systemKey , String defaultDateFormatStr , String recentDateFormatStr , String serverLanguageCode , String shortMonthNames , String serverTimeZon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TPClientConfig.getServerLanguag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isLenientFutureD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setServerTimeZoneId( String serverTimeZon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getDateFormatSymbols( String shortmon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TPClientConfig.getServerTimeZon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getRecentDateFormat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getServerSyste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setServerLanguageCode( String serverLanguag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setShortMonthNames( String shortMonth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FTPClientConfig( String syste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getShortMonth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lookupDateFormatSymbols( String languageC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ClientConfig.setDefaultDateFormatStr( String defaultDateFormat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lientConfig.getSupportedLanguage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